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Text_20_body">
      <style:text-properties fo:font-weight="normal" style:font-weight-asian="normal" style:font-weight-complex="normal"/>
    </style:style>
    <style:style style:name="P3" style:family="paragraph" style:parent-style-name="Text_20_body" style:list-style-name="L4">
      <style:paragraph-properties fo:margin-top="0cm" fo:margin-bottom="0.212cm"/>
    </style:style>
    <style:style style:name="P4" style:family="paragraph" style:parent-style-name="Text_20_body" style:list-style-name="L1">
      <style:paragraph-properties fo:margin-top="0cm" fo:margin-bottom="0.212cm" fo:text-align="justify" style:justify-single-word="false"/>
    </style:style>
    <style:style style:name="P5" style:family="paragraph" style:parent-style-name="Text_20_body" style:list-style-name="L4">
      <style:paragraph-properties fo:margin-top="0cm" fo:margin-bottom="0.212cm" fo:text-align="justify" style:justify-single-word="false"/>
    </style:style>
    <style:style style:name="P6" style:family="paragraph" style:parent-style-name="Text_20_body" style:list-style-name="L3">
      <style:paragraph-properties fo:margin-top="0cm" fo:margin-bottom="0.212cm" fo:text-align="justify" style:justify-single-word="false"/>
    </style:style>
    <style:style style:name="P7" style:family="paragraph" style:parent-style-name="Text_20_body" style:list-style-name="L2">
      <style:paragraph-properties fo:margin-top="0cm" fo:margin-bottom="0.212cm" fo:text-align="justify" style:justify-single-word="false"/>
    </style:style>
    <style:style style:name="T1" style:family="text">
      <style:text-properties fo:font-size="18pt" fo:font-weight="bold"/>
    </style:style>
    <style:style style:name="T2" style:family="text">
      <style:text-properties fo:font-size="16pt"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1 Présentation du projet</text:span><text:line-break/><text:line-break/><text:span text:style-name="T2">1.1 Contexte</text:span></text:p>
      <text:list xml:id="list32292993" text:style-name="L1">
        <text:list-item>
          <text:p text:style-name="P4">L'application sera utilisée par l'IUT pour leur permettre de rassembler et de consulter des information relatif à des promotions qui ont étudiées a l'IUT. Cette application permettra de suivre les promotions après l'IUT pour établir des statistiques sur ce que font les étudiants après l'obtention de leurs DUT et de pouvoir les contacter au cas où leur métiers pourrais faire un stage en entreprise intéressant pour les étudiants actuel de l'IUT. </text:p>
        </text:list-item>
      </text:list>
      <text:p text:style-name="Text_20_body"><text:line-break/><text:span text:style-name="T2">1.2 Objectifs</text:span></text:p>
      <text:list xml:id="list32293187" text:style-name="L2">
        <text:list-item>
          <text:p text:style-name="P7">L'objectif de ce projet est de créer une application web de type intranet dont le but serait de suivre les promotions de l'IUT après l'obtention de leurs diplômes à l'IUT.</text:p>
        </text:list-item>
      </text:list>
      <text:p text:style-name="Text_20_body"><text:line-break/><text:span text:style-name="T2">1.3 Description de l'existant</text:span></text:p>
      <text:list xml:id="list32295224" text:style-name="L3">
        <text:list-item>
          <text:p text:style-name="P6">Environnement logiciel et matériel du logiciel. L'application sera de type Web avec une utilisation en intranet et qui sera développer avec PHP-Mysql (+HTML/CSS/,,,)</text:p>
        </text:list-item>
      </text:list>
      <text:p text:style-name="Text_20_body"><text:line-break/><text:span text:style-name="T2">1.4 Critères d'acceptabilité du produit</text:span></text:p>
      <text:list xml:id="list32318506" text:style-name="L4">
        <text:list-item>
          <text:p text:style-name="P5">La procédure de validation ce fait au cours d'une analyse de l'application par rapport au cahier des charges.</text:p>
        </text:list-item>
        <text:list-item>
          <text:p text:style-name="P3">Les critères d'acceptabilité du produits sont :</text:p>
          <text:list>
            <text:list-item>
              <text:p text:style-name="P3">Es-ce que l'application comporte bien toutes les contraintes définis par le CDC ?</text:p>
            </text:list-item>
            <text:list-item>
              <text:p text:style-name="P3">Es-ce que l'application marche correctement ?</text:p>
              <text:p text:style-name="P3"/>
            </text:list-item>
          </text:list>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ayvine homo</meta:initial-creator>
    <meta:creation-date>2012-02-22T15:54:20.14</meta:creation-date>
    <meta:generator>OpenOffice.org/3.3$Win32 OpenOffice.org_project/330m20$Build-9567</meta:generator>
    <dc:date>2012-02-23T12:57:36.07</dc:date>
    <dc:creator>Gayvine homo</dc:creator>
    <meta:editing-duration>PT55M6S</meta:editing-duration>
    <meta:editing-cycles>5</meta:editing-cycles>
    <meta:document-statistic meta:table-count="0" meta:image-count="0" meta:object-count="0" meta:page-count="1" meta:paragraph-count="11" meta:word-count="192" meta:character-count="1195"/>
  </office:meta>
</office:document-meta>
</file>